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1097in" style:rel-column-width="7358*"/>
    </style:style>
    <style:style style:name="Table1.B" style:family="table-column">
      <style:table-column-properties style:column-width="1.5833in" style:rel-column-width="2280*"/>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Title">
      <style:paragraph-properties fo:line-height="100%"/>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officeooo:rsid="00091e0d" officeooo:paragraph-rsid="00091e0d"/>
    </style:style>
    <style:style style:name="P6" style:family="paragraph" style:parent-style-name="Text_20_body">
      <style:paragraph-properties fo:text-align="justify" style:justify-single-word="false"/>
      <style:text-properties officeooo:rsid="000c84d3" officeooo:paragraph-rsid="000c84d3"/>
    </style:style>
    <style:style style:name="P7" style:family="paragraph" style:parent-style-name="Text_20_body">
      <style:paragraph-properties fo:text-align="justify" style:justify-single-word="false"/>
      <style:text-properties officeooo:rsid="000de9ec" officeooo:paragraph-rsid="000c84d3"/>
    </style:style>
    <style:style style:name="P8" style:family="paragraph" style:parent-style-name="Text_20_body">
      <style:paragraph-properties fo:text-align="start" style:justify-single-word="false"/>
      <style:text-properties officeooo:rsid="0011c4f2" officeooo:paragraph-rsid="0011c4f2"/>
    </style:style>
    <style:style style:name="P9" style:family="paragraph" style:parent-style-name="Text_20_body">
      <style:paragraph-properties fo:text-align="justify" style:justify-single-word="false"/>
      <style:text-properties officeooo:rsid="0012cb95" officeooo:paragraph-rsid="0012cb95"/>
    </style:style>
    <style:style style:name="P10" style:family="paragraph" style:parent-style-name="Text_20_body">
      <style:paragraph-properties fo:text-align="justify" style:justify-single-word="false" fo:break-before="page"/>
      <style:text-properties officeooo:rsid="0012cb95" officeooo:paragraph-rsid="0012cb95"/>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Footer">
      <style:paragraph-properties fo:text-align="center" style:justify-single-word="fals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170065" officeooo:paragraph-rsid="00170065"/>
    </style:style>
    <style:style style:name="P17" style:family="paragraph" style:parent-style-name="Heading_20_1" style:list-style-name=""/>
    <style:style style:name="P18" style:family="paragraph" style:parent-style-name="Standard">
      <style:paragraph-properties fo:line-height="100%" fo:text-align="center" style:justify-single-word="false"/>
      <style:text-properties style:font-name="DejaVu Serif" officeooo:rsid="00090899" officeooo:paragraph-rsid="00090899"/>
    </style:style>
    <style:style style:name="P19" style:family="paragraph" style:parent-style-name="Standard">
      <style:paragraph-properties fo:line-height="100%"/>
      <style:text-properties style:font-name="DejaVu Serif" officeooo:rsid="00090899" officeooo:paragraph-rsid="00090899"/>
    </style:style>
    <style:style style:name="P20" style:family="paragraph" style:parent-style-name="Table_20_Contents">
      <style:text-properties style:font-name="DejaVu Serif"/>
    </style:style>
    <style:style style:name="P21" style:family="paragraph" style:parent-style-name="Table_20_Contents">
      <style:text-properties style:font-name="DejaVu Serif" officeooo:rsid="00170065" officeooo:paragraph-rsid="00170065"/>
    </style:style>
    <style:style style:name="P22" style:family="paragraph" style:parent-style-name="Text_20_body">
      <style:paragraph-properties fo:text-align="justify" style:justify-single-word="false"/>
      <style:text-properties officeooo:rsid="000c84d3" officeooo:paragraph-rsid="000c84d3"/>
    </style:style>
    <style:style style:name="P23" style:family="paragraph" style:parent-style-name="Text_20_body">
      <style:paragraph-properties fo:text-align="justify" style:justify-single-word="false"/>
      <style:text-properties officeooo:rsid="00170065" officeooo:paragraph-rsid="00170065"/>
    </style:style>
    <style:style style:name="P24" style:family="paragraph" style:parent-style-name="Text_20_body">
      <style:paragraph-properties fo:text-align="justify" style:justify-single-word="false"/>
      <style:text-properties officeooo:rsid="0011c4f2" officeooo:paragraph-rsid="0015cdac"/>
    </style:style>
    <style:style style:name="P25" style:family="paragraph" style:parent-style-name="Text_20_body">
      <style:paragraph-properties fo:text-align="start" style:justify-single-word="false"/>
      <style:text-properties officeooo:rsid="0011c4f2" officeooo:paragraph-rsid="0011c4f2"/>
    </style:style>
    <style:style style:name="T1" style:family="text">
      <style:text-properties officeooo:rsid="000ab930"/>
    </style:style>
    <style:style style:name="T2" style:family="text">
      <style:text-properties officeooo:rsid="000c84d3"/>
    </style:style>
    <style:style style:name="T3" style:family="text">
      <style:text-properties fo:font-weight="bold" style:font-weight-asian="bold" style:font-weight-complex="bold"/>
    </style:style>
    <style:style style:name="T4" style:family="text">
      <style:text-properties fo:font-weight="bold" officeooo:rsid="00170065" style:font-weight-asian="bold" style:font-weight-complex="bold"/>
    </style:style>
    <style:style style:name="T5" style:family="text">
      <style:text-properties officeooo:rsid="0015cdac"/>
    </style:style>
    <style:style style:name="T6" style:family="text">
      <style:text-properties officeooo:rsid="0017006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veloper Operations</text:p>
      <text:p text:style-name="P3">Assignment 2</text:p>
      <text:p text:style-name="P3">April – May 20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20"/>
          </table:table-cell>
          <table:table-cell table:style-name="Table1.A1" office:value-type="string">
            <text:p text:style-name="P21">Kristian Colville</text:p>
          </table:table-cell>
        </table:table-row>
        <table:table-row>
          <table:table-cell table:style-name="Table1.A1" office:value-type="string">
            <text:p text:style-name="P20"/>
          </table:table-cell>
          <table:table-cell table:style-name="Table1.A1" office:value-type="string">
            <text:p text:style-name="P20">20114790</text:p>
          </table:table-cell>
        </table:table-row>
        <table:table-row>
          <table:table-cell table:style-name="Table1.A1" office:value-type="string">
            <text:p text:style-name="P20"/>
          </table:table-cell>
          <table:table-cell table:style-name="Table1.A1" office:value-type="string">
            <text:p text:style-name="P21">04/05/2026</text:p>
          </table:table-cell>
        </table:table-row>
      </table:table>
      <text:p text:style-name="P2"/>
      <text:p text:style-name="P2"/>
      <text:p text:style-name="P2"/>
      <text:p text:style-name="P2"/>
      <text:p text:style-name="P2"/>
      <text:p text:style-name="P2"/>
      <text:p text:style-name="P2"/>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2"><text:a xlink:type="simple" xlink:href="#__RefHeading___Toc15_1434916083" text:style-name="Index_20_Link" text:visited-style-name="Index_20_Link">1. Introduction<text:tab/>3</text:a></text:p>
          <text:p text:style-name="P12"><text:a xlink:type="simple" xlink:href="#__RefHeading___Toc54_1434916083" text:style-name="Index_20_Link" text:visited-style-name="Index_20_Link">2. Architecture Overview<text:tab/>4</text:a></text:p>
          <text:p text:style-name="P12"><text:a xlink:type="simple" xlink:href="#__RefHeading___Toc235_3709795219" text:style-name="Index_20_Link" text:visited-style-name="Index_20_Link">3. Core Functionality<text:tab/>5</text:a></text:p>
          <text:p text:style-name="P12"><text:a xlink:type="simple" xlink:href="#__RefHeading___Toc237_3709795219" text:style-name="Index_20_Link" text:visited-style-name="Index_20_Link">4. Additional Functionality<text:tab/>6</text:a></text:p>
          <text:p text:style-name="P12"><text:a xlink:type="simple" xlink:href="#__RefHeading___Toc239_3709795219" text:style-name="Index_20_Link" text:visited-style-name="Index_20_Link">5. Conclusion<text:tab/>7</text:a></text:p>
          <text:p text:style-name="P12"><text:a xlink:type="simple" xlink:href="#__RefHeading___Toc241_3709795219" text:style-name="Index_20_Link" text:visited-style-name="Index_20_Link">6. Appendices<text:tab/>9</text:a></text:p>
          <text:p text:style-name="P13"><text:a xlink:type="simple" xlink:href="#__RefHeading___Toc56_1434916083" text:style-name="Index_20_Link" text:visited-style-name="Index_20_Link">Appendix A – Screenshots<text:tab/>9</text:a></text:p>
        </text:index-body>
      </text:table-of-content>
      <text:p text:style-name="P4"/>
      <text:p text:style-name="P4"/>
      <text:p text:style-name="P4"/>
      <text:h text:style-name="P15" text:outline-level="1"><text:bookmark-start text:name="__RefHeading___Toc15_1434916083"/><text:span text:style-name="T2">1. </text:span>Introduction<text:bookmark-end text:name="__RefHeading___Toc15_1434916083"/></text:h>
      <text:p text:style-name="P5">This assignment demonstrates the deployment and automated management of a load-balanced, auto-scaling web application in AWS. The <text:span text:style-name="T1">solution documented</text:span> <text:span text:style-name="T1">describes</text:span> designing and deploying a scalable architecture configured to support auto-scaling and improve overall availability and performance.</text:p>
      <text:p text:style-name="P5"/>
      <text:p text:style-name="P5"/>
      <text:p text:style-name="P5"/>
      <text:p text:style-name="P5"/>
      <text:p text:style-name="P5"/>
      <text:h text:style-name="P15" text:outline-level="1"><text:bookmark-start text:name="__RefHeading___Toc54_1434916083"/><text:span text:style-name="T2">2. </text:span><text:span text:style-name="T6">Architecture Overview</text:span><text:bookmark-end text:name="__RefHeading___Toc54_1434916083"/></text:h>
      <text:p text:style-name="P24"/>
      <text:p text:style-name="P8"><text:span text:style-name="T3">Figure </text:span><text:span text:style-name="T4">1</text:span></text:p>
      <text:p text:style-name="P8"><text:span text:style-name="T4"/></text:p>
      <text:p text:style-name="P8"/>
      <text:p text:style-name="P7"/>
      <text:p text:style-name="P6"/>
      <text:p text:style-name="P6"/>
      <text:p text:style-name="P6"/>
      <text:p text:style-name="P6"/>
      <text:p text:style-name="P6"/>
      <text:p text:style-name="P6"/>
      <text:p text:style-name="P6"/>
      <text:h text:style-name="P15" text:outline-level="1"><text:bookmark-start text:name="__RefHeading___Toc235_3709795219"/>3. Core Functionality<text:bookmark-end text:name="__RefHeading___Toc235_3709795219"/></text:h>
      <text:p text:style-name="P23"/>
      <text:p text:style-name="P23"/>
      <text:h text:style-name="P17" text:outline-level="1"/>
      <text:h text:style-name="P15" text:outline-level="1"><text:bookmark-start text:name="__RefHeading___Toc237_3709795219"/>4. Additional Functionality<text:bookmark-end text:name="__RefHeading___Toc237_3709795219"/></text:h>
      <text:p text:style-name="P23"/>
      <text:h text:style-name="P17" text:outline-level="1"/>
      <text:h text:style-name="P15" text:outline-level="1"><text:bookmark-start text:name="__RefHeading___Toc239_3709795219"/>5. Conclusion<text:bookmark-end text:name="__RefHeading___Toc239_3709795219"/></text:h>
      <text:p text:style-name="P23"/>
      <text:p text:style-name="P23"/>
      <text:p text:style-name="P6"/>
      <text:p text:style-name="P6"/>
      <text:p text:style-name="P6"/>
      <text:p text:style-name="P6"/>
      <text:p text:style-name="P6"/>
      <text:p text:style-name="P6"/>
      <text:p text:style-name="P6"/>
      <text:p text:style-name="P10">2.2 Proposed setup</text:p>
      <text:p text:style-name="P9">In the proposed setup we want to place the application and database on separate instances and set the application instances to automatically scale. We will utilize AWS to put the application layer behind an elastic load balancer with configurations to automatically scale.</text:p>
      <text:p text:style-name="P9"/>
      <text:h text:style-name="P16" text:outline-level="1"><text:bookmark-start text:name="__RefHeading___Toc241_3709795219"/>6. Appendices<text:bookmark-end text:name="__RefHeading___Toc241_3709795219"/></text:h>
      <text:h text:style-name="Heading_20_2" text:outline-level="2"><text:bookmark-start text:name="__RefHeading___Toc56_1434916083"/>Appendix A – Screenshots<text:bookmark-end text:name="__RefHeading___Toc56_1434916083"/></text:h>
      <text:p text:style-name="P6"/>
      <text:p text:style-name="P6">Figure 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9</text:page-number><text:bookmark-end text:name="PageNumWizard_FOOTER_Default Page Style1"/></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5-02T15:02:24.992993638</dc:date>
    <meta:editing-duration>PT6H9M14S</meta:editing-duration>
    <meta:editing-cycles>9</meta:editing-cycles>
    <meta:generator>LibreOffice/24.2.7.2$Linux_X86_64 LibreOffice_project/420$Build-2</meta:generator>
    <meta:print-date>2026-04-26T13:22:01.106483379</meta:print-date>
    <meta:printed-by>PDF files</meta:printed-by>
    <meta:document-statistic meta:table-count="1" meta:image-count="0" meta:object-count="0" meta:page-count="9" meta:paragraph-count="28" meta:word-count="144" meta:character-count="990" meta:non-whitespace-character-count="871"/>
  </office:meta>
</office:document-meta>
</file>